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393e40"/>
    </style:style>
    <style:style style:name="P2" style:family="paragraph" style:parent-style-name="Text_20_body">
      <style:paragraph-properties fo:text-align="center" style:justify-single-word="false" fo:padding="0.049cm" fo:border="0.06pt solid #393e40"/>
      <style:text-properties officeooo:paragraph-rsid="000d4d04"/>
    </style:style>
    <style:style style:name="T1" style:family="text">
      <style:text-properties loext:padding="0.049cm" loext:border="0.06pt solid #393e40"/>
    </style:style>
    <style:style style:name="T2" style:family="text">
      <style:text-properties officeooo:rsid="000d4d04" loext:padding="0.049cm" loext:border="0.06pt solid #393e40"/>
    </style:style>
    <style:style style:name="T3" style:family="text">
      <style:text-properties officeooo:rsid="000eb8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2"><text:span text:style-name="Strong_20_Emphasis"><text:span text:style-name="T2">PROYECTO FINAL</text:span></text:span></text:p>
      <text:p text:style-name="P2"><text:span text:style-name="Strong_20_Emphasis"><text:span text:style-name="T2"/></text:span></text:p>
      <text:p text:style-name="P1"><text:span text:style-name="Strong_20_Emphasis"><text:span text:style-name="T1">Proyecto: Creación de una Empresa de Desarrollo de Software Personalizado - Ejemplo con Promoción mediante Página Web</text:span></text:span></text:p>
      <text:p text:style-name="P1"><text:span text:style-name="Strong_20_Emphasis"><text:span text:style-name="T1">Paso 1: Definición del Proyecto</text:span></text:span> <text:span text:style-name="T3">Se presenta a los grupos de estudiantes </text:span>la <text:span text:style-name="T3">propuesta de </text:span>simula<text:span text:style-name="T3">r</text:span> la creación de una empresa <text:span text:style-name="T3">que</text:span> se enfocará en el desarrollo personalizado de aplicaciones de escritorio y web, utilizando tecnologías como HTML, CSS, JavaScript y Python. Además, se les reta a promocionar su<text:span text:style-name="T3">s</text:span> empresa<text:span text:style-name="T3">s</text:span> mediante una página web que ellos mismos crearán. Cada <text:span text:style-name="T3">grupo de </text:span>estudiante<text:span text:style-name="T3">s</text:span> deberá crear una propuesta para la empresa.</text:p>
      <text:p text:style-name="P1"><text:span text:style-name="Strong_20_Emphasis"><text:span text:style-name="T1">Paso 2: Investigación y Planificación</text:span></text:span> Los <text:span text:style-name="T3">grupos de </text:span>estudiantes investigan cómo crear aplicaciones de escritorio y web utilizando las tecnologías mencionadas. También exploran estrategias para crear una página web atractiva que destaque los servicios de <text:span text:style-name="T3">su empresa</text:span>. Seleccionan dos aplicaciones (una de escritorio y otra web) que ya han desarrollado como parte del curso y que podrían ofrecer como ejemplos de su trabajo.</text:p>
      <text:p text:style-name="P1"><text:span text:style-name="Strong_20_Emphasis"><text:span text:style-name="T1">Paso 3: Diseño y Creación de la Propuesta</text:span></text:span> <text:span text:style-name="T3">Los grupos de</text:span> estudiante<text:span text:style-name="T3">s</text:span> elige<text:span text:style-name="T3">n</text:span> enfocarse en aplicaciones de escritorio y web para <text:span text:style-name="T3">instituciones educativa</text:span>. Diseña<text:span text:style-name="T3">n</text:span> una propuesta detallada para <text:span text:style-name="T3">su empresa</text:span>, destacando cómo pueden adaptar sus aplicaciones existentes a las necesidades específicas de los clientes en el sector de la <text:span text:style-name="T3">educación</text:span>. Además, crea un diseño para la página web de la empresa que muestre ejemplos de las aplicaciones y su experiencia en el desarrollo de software.</text:p>
      <text:p text:style-name="P1"><text:span text:style-name="Strong_20_Emphasis"><text:span text:style-name="T1">Paso 4: Implementación de la Propuesta</text:span></text:span> El estudiante trabaja en la creación de la página web de "CodeCrafters", utilizando sus habilidades en HTML, CSS y posiblemente JavaScript. Crea secciones que describen los servicios ofrecidos, muestran ejemplos de las aplicaciones de escritorio y web que han desarrollado, y proporcionan información de contacto. También crea una presentación visual para resaltar las características clave de las aplicaciones.</text:p>
      <text:p text:style-name="P1"><text:span text:style-name="Strong_20_Emphasis"><text:span text:style-name="T1">Paso 5: Presentación ante Evaluadores (Simulada)</text:span></text:span> <text:span text:style-name="T3">Los grupos de </text:span>estudiante<text:span text:style-name="T3">s</text:span> presenta<text:span text:style-name="T3">n</text:span> su propuesta y la página web ante un panel de "evaluadores" simulados. Explica<text:span text:style-name="T3">n</text:span> cómo <text:span text:style-name="T3">sus empresas</text:span> puede<text:span text:style-name="T3">n</text:span> adaptar sus aplicaciones existentes para satisfacer las necesidades del sector de la <text:span text:style-name="T3">educación</text:span>. Muestra ejemplos de sus aplicaciones y cómo las tecnologías utilizadas se aplican en el desarrollo.</text:p>
      <text:p text:style-name="P1"><text:span text:style-name="Strong_20_Emphasis"><text:span text:style-name="T1">Paso 6: Reflexión y Evaluación</text:span></text:span> Luego de la presentación simulada, el estudiante reflexiona sobre el proceso y las decisiones tomadas al crear la propuesta y la página web. Evalúa cómo aplicó sus conocimientos en tecnologías web y el desarrollo de software. Identifica aspectos sólidos y oportunidades de mejora en su propuesta y página web. El profesor o mentor evalúa la coherencia de la propuesta, la calidad de la página web y la comprensión del estudiante sobre el desarrollo de software personalizado y la promoción empresarial.</text:p>
      <text:p text:style-name="P1">En este ejemplo, los estudiantes no solo aprenden sobre el desarrollo de software personalizado, sino también sobre la promoción de su empresa a través de una página web que crean ellos <text:soft-page-break/>mismos. La simulación permite que apliquen sus habilidades técnicas en un contexto empresarial y experimenten cómo presentar su trabajo de manera efectiv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20:43:58.934526965</meta:creation-date>
    <dc:date>2023-08-31T12:06:50.770975002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9" meta:word-count="484" meta:character-count="3172" meta:non-whitespace-character-count="2697"/>
  </office:meta>
</office:document-meta>
</file>